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6]-[.F16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7]-[.F17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8]-[.F18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9]-[.F19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9])" office:value-type="float" office:value="4000" calcext:value-type="float">
            <text:p>4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8.704685773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8.7069052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39.560905087</dc:date>
    <dc:language>pt-PT</dc:language>
    <meta:editing-cycles>596</meta:editing-cycles>
    <meta:editing-duration>PT15H43M2S</meta:editing-duration>
    <meta:document-statistic meta:table-count="1" meta:cell-count="132" meta:object-count="0"/>
    <meta:user-defined meta:name="Info 0"/>
    <meta:user-defined meta:name="Info 1"/>
    <meta:user-defined meta:name="Info 2"/>
    <meta:user-defined meta:name="Info 3"/>
  </office:meta>
</office:document-meta>
</file>